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fo:language="pl" fo:country="PL"/>
    </style:style>
    <style:style style:name="P6" style:parent-style-name="Normal" style:family="paragraph">
      <style:paragraph-properties fo:margin-bottom="0in"/>
      <style:text-properties fo:language="pl" fo:country="PL"/>
    </style:style>
    <style:style style:name="P7" style:parent-style-name="Normal" style:family="paragraph">
      <style:paragraph-properties fo:margin-bottom="0in"/>
      <style:text-properties fo:language="pl" fo:country="PL"/>
    </style:style>
    <style:style style:name="P8" style:parent-style-name="Normal" style:family="paragraph">
      <style:paragraph-properties fo:margin-bottom="0in"/>
      <style:text-properties fo:language="pl" fo:country="PL"/>
    </style:style>
    <style:style style:name="P9" style:parent-style-name="Normal" style:family="paragraph">
      <style:paragraph-properties fo:margin-bottom="0in"/>
      <style:text-properties fo:language="pl" fo:country="PL"/>
    </style:style>
    <style:style style:name="P10" style:parent-style-name="Normal" style:family="paragraph">
      <style:paragraph-properties fo:margin-bottom="0in"/>
      <style:text-properties fo:language="pl" fo:country="P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fo:language="pl" fo:country="PL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fo:language="pl" fo:country="PL"/>
    </style:style>
    <style:style style:name="P25" style:parent-style-name="Normal" style:family="paragraph">
      <style:paragraph-properties fo:margin-bottom="0in"/>
      <style:text-properties fo:language="pl" fo:country="PL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fo:language="pl" fo:country="PL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margin-bottom="0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fo:language="pl" fo:country="PL"/>
    </style:style>
    <style:style style:name="P110" style:parent-style-name="Normal" style:family="paragraph">
      <style:paragraph-properties fo:margin-bottom="0in"/>
    </style:style>
    <style:style style:name="T111" style:parent-style-name="DefaultParagraphFont" style:family="text">
      <style:text-properties fo:language="pl" fo:country="PL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T117" style:parent-style-name="DefaultParagraphFont" style:family="text">
      <style:text-properties fo:language="pl" fo:country="PL"/>
    </style:style>
    <style:style style:name="P118" style:parent-style-name="Normal" style:family="paragraph">
      <style:paragraph-properties fo:margin-bottom="0in"/>
    </style:style>
    <style:style style:name="T119" style:parent-style-name="DefaultParagraphFont" style:family="text">
      <style:text-properties fo:language="pl" fo:country="PL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T126" style:parent-style-name="DefaultParagraphFont" style:family="text">
      <style:text-properties fo:language="pl" fo:country="PL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fo:language="pl" fo:country="PL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T180" style:parent-style-name="DefaultParagraphFont" style:family="text">
      <style:text-properties fo:language="pl" fo:country="PL"/>
    </style:style>
    <style:style style:name="P181" style:parent-style-name="Normal" style:family="paragraph">
      <style:paragraph-properties fo:margin-bottom="0in"/>
      <style:text-properties fo:language="pl" fo:country="PL"/>
    </style:style>
    <style:style style:name="P182" style:parent-style-name="Normal" style:family="paragraph">
      <style:paragraph-properties fo:margin-bottom="0in"/>
    </style:style>
    <style:style style:name="T183" style:parent-style-name="DefaultParagraphFont" style:family="text">
      <style:text-properties fo:language="pl" fo:country="PL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fo:language="pl" fo:country="PL"/>
    </style:style>
    <style:style style:name="P197" style:parent-style-name="Normal" style:family="paragraph">
      <style:paragraph-properties fo:margin-bottom="0in"/>
      <style:text-properties fo:language="pl" fo:country="PL"/>
    </style:style>
    <style:style style:name="P198" style:parent-style-name="Normal" style:family="paragraph">
      <style:paragraph-properties fo:margin-bottom="0in"/>
      <style:text-properties fo:language="pl" fo:country="PL"/>
    </style:style>
    <style:style style:name="P199" style:parent-style-name="Normal" style:family="paragraph">
      <style:paragraph-properties fo:margin-bottom="0in"/>
      <style:text-properties fo:language="pl" fo:country="PL"/>
    </style:style>
    <style:style style:name="P200" style:parent-style-name="Normal" style:family="paragraph">
      <style:paragraph-properties fo:margin-bottom="0in"/>
      <style:text-properties fo:language="pl" fo:country="PL"/>
    </style:style>
    <style:style style:name="P201" style:parent-style-name="Normal" style:family="paragraph">
      <style:paragraph-properties fo:margin-bottom="0in"/>
      <style:text-properties fo:language="pl" fo:country="PL"/>
    </style:style>
    <style:style style:name="P202" style:parent-style-name="Normal" style:family="paragraph">
      <style:paragraph-properties fo:margin-bottom="0in"/>
      <style:text-properties fo:language="pl" fo:country="PL"/>
    </style:style>
    <style:style style:name="P203" style:parent-style-name="Normal" style:family="paragraph">
      <style:paragraph-properties fo:margin-bottom="0in"/>
    </style:style>
    <style:style style:name="T204" style:parent-style-name="DefaultParagraphFont" style:family="text">
      <style:text-properties fo:language="pl" fo:country="PL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T237" style:parent-style-name="DefaultParagraphFont" style:family="text">
      <style:text-properties fo:language="pl" fo:country="PL"/>
    </style:style>
    <style:style style:name="P238" style:parent-style-name="Normal" style:family="paragraph">
      <style:paragraph-properties fo:margin-bottom="0in"/>
      <style:text-properties fo:language="pl" fo:country="PL"/>
    </style:style>
    <style:style style:name="P239" style:parent-style-name="Normal" style:family="paragraph">
      <style:paragraph-properties fo:margin-bottom="0in"/>
      <style:text-properties fo:language="pl" fo:country="PL"/>
    </style:style>
    <style:style style:name="P240" style:parent-style-name="Normal" style:family="paragraph">
      <style:paragraph-properties fo:margin-bottom="0in"/>
      <style:text-properties fo:language="pl" fo:country="PL"/>
    </style:style>
    <style:style style:name="P241" style:parent-style-name="Normal" style:family="paragraph">
      <style:paragraph-properties fo:margin-bottom="0in"/>
    </style:style>
    <style:style style:name="T242" style:parent-style-name="DefaultParagraphFont" style:family="text">
      <style:text-properties fo:language="pl" fo:country="PL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T253" style:parent-style-name="DefaultParagraphFont" style:family="text">
      <style:text-properties fo:language="pl" fo:country="PL"/>
    </style:style>
    <style:style style:name="P254" style:parent-style-name="Normal" style:family="paragraph">
      <style:paragraph-properties fo:margin-bottom="0in"/>
      <style:text-properties fo:language="pl" fo:country="PL"/>
    </style:style>
    <style:style style:name="P255" style:parent-style-name="Normal" style:family="paragraph">
      <style:paragraph-properties fo:margin-bottom="0in"/>
      <style:text-properties fo:language="pl" fo:country="PL"/>
    </style:style>
    <style:style style:name="P256" style:parent-style-name="Normal" style:family="paragraph">
      <style:paragraph-properties fo:margin-bottom="0in"/>
      <style:text-properties fo:language="pl" fo:country="PL"/>
    </style:style>
    <style:style style:name="P257" style:parent-style-name="Normal" style:family="paragraph">
      <style:paragraph-properties fo:margin-bottom="0in"/>
      <style:text-properties fo:language="pl" fo:country="PL"/>
    </style:style>
    <style:style style:name="P258" style:parent-style-name="Normal" style:family="paragraph">
      <style:paragraph-properties fo:margin-bottom="0in"/>
      <style:text-properties fo:language="pl" fo:country="PL"/>
    </style:style>
    <style:style style:name="P259" style:parent-style-name="Normal" style:family="paragraph">
      <style:paragraph-properties fo:margin-bottom="0in"/>
    </style:style>
    <style:style style:name="T260" style:parent-style-name="DefaultParagraphFont" style:family="text">
      <style:text-properties fo:language="pl" fo:country="PL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fo:language="pl" fo:country="PL"/>
    </style:style>
    <style:style style:name="P266" style:parent-style-name="Normal" style:family="paragraph">
      <style:paragraph-properties fo:margin-bottom="0in"/>
    </style:style>
    <style:style style:name="T267" style:parent-style-name="DefaultParagraphFont" style:family="text">
      <style:text-properties fo:language="pl" fo:country="PL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P273" style:parent-style-name="Normal" style:family="paragraph">
      <style:paragraph-properties fo:margin-bottom="0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T276" style:parent-style-name="DefaultParagraphFont" style:family="text">
      <style:text-properties fo:language="pl" fo:country="PL"/>
    </style:style>
    <style:style style:name="P277" style:parent-style-name="Normal" style:family="paragraph">
      <style:paragraph-properties fo:margin-bottom="0in"/>
    </style:style>
    <style:style style:name="T278" style:parent-style-name="DefaultParagraphFont" style:family="text">
      <style:text-properties fo:language="pl" fo:country="PL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/>
    </style:style>
    <style:style style:name="T290" style:parent-style-name="DefaultParagraphFont" style:family="text">
      <style:text-properties fo:language="pl" fo:country="PL"/>
    </style:style>
    <style:style style:name="P291" style:parent-style-name="Normal" style:family="paragraph">
      <style:paragraph-properties fo:margin-bottom="0in"/>
      <style:text-properties fo:language="pl" fo:country="PL"/>
    </style:style>
    <style:style style:name="P292" style:parent-style-name="Normal" style:family="paragraph">
      <style:paragraph-properties fo:margin-bottom="0in"/>
    </style:style>
    <style:style style:name="T293" style:parent-style-name="DefaultParagraphFont" style:family="text">
      <style:text-properties fo:language="pl" fo:country="PL"/>
    </style:style>
    <style:style style:name="P294" style:parent-style-name="Normal" style:family="paragraph">
      <style:paragraph-properties fo:margin-bottom="0in"/>
    </style:style>
    <style:style style:name="P295" style:parent-style-name="Normal" style:family="paragraph">
      <style:paragraph-properties fo:margin-bottom="0in"/>
    </style:style>
    <style:style style:name="P296" style:parent-style-name="Normal" style:family="paragraph">
      <style:paragraph-properties fo:margin-bottom="0in"/>
    </style:style>
    <style:style style:name="P297" style:parent-style-name="Normal" style:family="paragraph">
      <style:paragraph-properties fo:margin-bottom="0in"/>
    </style:style>
    <style:style style:name="P298" style:parent-style-name="Normal" style:family="paragraph">
      <style:paragraph-properties fo:margin-bottom="0in"/>
    </style:style>
    <style:style style:name="P299" style:parent-style-name="Normal" style:family="paragraph">
      <style:paragraph-properties fo:margin-bottom="0in"/>
    </style:style>
    <style:style style:name="P300" style:parent-style-name="Normal" style:family="paragraph">
      <style:paragraph-properties fo:margin-bottom="0in"/>
    </style:style>
    <style:style style:name="T301" style:parent-style-name="DefaultParagraphFont" style:family="text">
      <style:text-properties fo:language="pl" fo:country="PL"/>
    </style:style>
    <style:style style:name="P302" style:parent-style-name="Normal" style:family="paragraph">
      <style:paragraph-properties fo:margin-bottom="0in"/>
    </style:style>
    <style:style style:name="T303" style:parent-style-name="DefaultParagraphFont" style:family="text">
      <style:text-properties fo:language="pl" fo:country="PL"/>
    </style:style>
    <style:style style:name="P304" style:parent-style-name="Normal" style:family="paragraph">
      <style:paragraph-properties fo:margin-bottom="0in"/>
    </style:style>
    <style:style style:name="P305" style:parent-style-name="Normal" style:family="paragraph">
      <style:paragraph-properties fo:margin-bottom="0in"/>
    </style:style>
    <style:style style:name="P306" style:parent-style-name="Normal" style:family="paragraph">
      <style:paragraph-properties fo:margin-bottom="0in"/>
    </style:style>
    <style:style style:name="P307" style:parent-style-name="Normal" style:family="paragraph">
      <style:paragraph-properties fo:margin-bottom="0in"/>
    </style:style>
    <style:style style:name="P308" style:parent-style-name="Normal" style:family="paragraph">
      <style:paragraph-properties fo:margin-bottom="0in"/>
    </style:style>
    <style:style style:name="P309" style:parent-style-name="Normal" style:family="paragraph">
      <style:paragraph-properties fo:margin-bottom="0in"/>
    </style:style>
    <style:style style:name="T310" style:parent-style-name="DefaultParagraphFont" style:family="text">
      <style:text-properties fo:language="pl" fo:country="PL"/>
    </style:style>
    <style:style style:name="P311" style:parent-style-name="Normal" style:family="paragraph">
      <style:paragraph-properties fo:margin-bottom="0in"/>
      <style:text-properties fo:language="pl" fo:country="PL"/>
    </style:style>
    <style:style style:name="P312" style:parent-style-name="Normal" style:family="paragraph">
      <style:paragraph-properties fo:margin-bottom="0in"/>
    </style:style>
    <style:style style:name="T313" style:parent-style-name="DefaultParagraphFont" style:family="text">
      <style:text-properties fo:language="pl" fo:country="PL"/>
    </style:style>
    <style:style style:name="P314" style:parent-style-name="Normal" style:family="paragraph">
      <style:paragraph-properties fo:margin-bottom="0in"/>
    </style:style>
    <style:style style:name="P315" style:parent-style-name="Normal" style:family="paragraph">
      <style:paragraph-properties fo:margin-bottom="0in"/>
    </style:style>
    <style:style style:name="P316" style:parent-style-name="Normal" style:family="paragraph">
      <style:paragraph-properties fo:margin-bottom="0in"/>
    </style:style>
    <style:style style:name="P317" style:parent-style-name="Normal" style:family="paragraph">
      <style:paragraph-properties fo:margin-bottom="0in"/>
    </style:style>
    <style:style style:name="P318" style:parent-style-name="Normal" style:family="paragraph">
      <style:paragraph-properties fo:margin-bottom="0in"/>
    </style:style>
    <style:style style:name="T319" style:parent-style-name="DefaultParagraphFont" style:family="text">
      <style:text-properties fo:language="pl" fo:country="PL"/>
    </style:style>
    <style:style style:name="P320" style:parent-style-name="Normal" style:family="paragraph">
      <style:paragraph-properties fo:margin-bottom="0in"/>
      <style:text-properties fo:language="pl" fo:country="PL"/>
    </style:style>
    <style:style style:name="P321" style:parent-style-name="Normal" style:family="paragraph">
      <style:paragraph-properties fo:margin-bottom="0in"/>
      <style:text-properties fo:language="pl" fo:country="PL"/>
    </style:style>
    <style:style style:name="P322" style:parent-style-name="Normal" style:family="paragraph">
      <style:paragraph-properties fo:margin-bottom="0in"/>
    </style:style>
    <style:style style:name="T323" style:parent-style-name="DefaultParagraphFont" style:family="text">
      <style:text-properties fo:language="pl" fo:country="PL"/>
    </style:style>
    <style:style style:name="P324" style:parent-style-name="Normal" style:family="paragraph">
      <style:paragraph-properties fo:margin-bottom="0in"/>
    </style:style>
    <style:style style:name="P325" style:parent-style-name="Normal" style:family="paragraph">
      <style:paragraph-properties fo:margin-bottom="0in"/>
    </style:style>
    <style:style style:name="P326" style:parent-style-name="Normal" style:family="paragraph">
      <style:paragraph-properties fo:margin-bottom="0in"/>
    </style:style>
    <style:style style:name="P327" style:parent-style-name="Normal" style:family="paragraph">
      <style:paragraph-properties fo:margin-bottom="0in"/>
    </style:style>
    <style:style style:name="T328" style:parent-style-name="DefaultParagraphFont" style:family="text">
      <style:text-properties fo:language="pl" fo:country="PL"/>
    </style:style>
    <style:style style:name="P329" style:parent-style-name="Normal" style:family="paragraph">
      <style:paragraph-properties fo:margin-bottom="0in"/>
      <style:text-properties fo:language="pl" fo:country="PL"/>
    </style:style>
    <style:style style:name="P330" style:parent-style-name="Normal" style:family="paragraph">
      <style:paragraph-properties fo:margin-bottom="0in"/>
    </style:style>
    <style:style style:name="T331" style:parent-style-name="DefaultParagraphFont" style:family="text">
      <style:text-properties fo:language="pl" fo:country="PL"/>
    </style:style>
    <style:style style:name="P332" style:parent-style-name="Normal" style:family="paragraph">
      <style:paragraph-properties fo:margin-bottom="0in"/>
    </style:style>
    <style:style style:name="P333" style:parent-style-name="Normal" style:family="paragraph">
      <style:paragraph-properties fo:margin-bottom="0in"/>
    </style:style>
    <style:style style:name="P334" style:parent-style-name="Normal" style:family="paragraph">
      <style:paragraph-properties fo:margin-bottom="0in"/>
    </style:style>
    <style:style style:name="T335" style:parent-style-name="DefaultParagraphFont" style:family="text">
      <style:text-properties fo:language="pl" fo:country="PL"/>
    </style:style>
    <style:style style:name="P336" style:parent-style-name="Normal" style:family="paragraph">
      <style:paragraph-properties fo:margin-bottom="0in"/>
      <style:text-properties fo:language="pl" fo:country="PL"/>
    </style:style>
    <style:style style:name="P337" style:parent-style-name="Normal" style:family="paragraph">
      <style:paragraph-properties fo:margin-bottom="0in"/>
      <style:text-properties fo:language="pl" fo:country="PL"/>
    </style:style>
    <style:style style:name="P338" style:parent-style-name="Normal" style:family="paragraph">
      <style:paragraph-properties fo:margin-bottom="0in"/>
      <style:text-properties fo:language="pl" fo:country="PL"/>
    </style:style>
    <style:style style:name="P339" style:parent-style-name="Normal" style:family="paragraph">
      <style:paragraph-properties fo:margin-bottom="0in"/>
      <style:text-properties fo:language="pl" fo:country="PL"/>
    </style:style>
    <style:style style:name="P340" style:parent-style-name="Normal" style:family="paragraph">
      <style:paragraph-properties fo:margin-bottom="0in"/>
      <style:text-properties fo:language="pl" fo:country="PL"/>
    </style:style>
    <style:style style:name="P341" style:parent-style-name="Normal" style:family="paragraph">
      <style:paragraph-properties fo:margin-bottom="0in"/>
      <style:text-properties fo:language="pl" fo:country="PL"/>
    </style:style>
    <style:style style:name="P342" style:parent-style-name="Normal" style:family="paragraph">
      <style:paragraph-properties fo:margin-bottom="0in"/>
    </style:style>
    <style:style style:name="T343" style:parent-style-name="DefaultParagraphFont" style:family="text">
      <style:text-properties fo:language="pl" fo:country="PL"/>
    </style:style>
    <style:style style:name="P344" style:parent-style-name="Normal" style:family="paragraph">
      <style:paragraph-properties fo:margin-bottom="0in"/>
    </style:style>
    <style:style style:name="P345" style:parent-style-name="Normal" style:family="paragraph">
      <style:paragraph-properties fo:margin-bottom="0in"/>
    </style:style>
    <style:style style:name="P346" style:parent-style-name="Normal" style:family="paragraph">
      <style:paragraph-properties fo:margin-bottom="0in"/>
    </style:style>
    <style:style style:name="P347" style:parent-style-name="Normal" style:family="paragraph">
      <style:paragraph-properties fo:margin-bottom="0in"/>
    </style:style>
    <style:style style:name="P348" style:parent-style-name="Normal" style:family="paragraph">
      <style:paragraph-properties fo:margin-bottom="0in"/>
    </style:style>
    <style:style style:name="T349" style:parent-style-name="DefaultParagraphFont" style:family="text">
      <style:text-properties fo:language="pl" fo:country="PL"/>
    </style:style>
    <style:style style:name="P350" style:parent-style-name="Normal" style:family="paragraph">
      <style:paragraph-properties fo:margin-bottom="0in"/>
      <style:text-properties fo:language="pl" fo:country="PL"/>
    </style:style>
    <style:style style:name="P351" style:parent-style-name="Normal" style:family="paragraph">
      <style:paragraph-properties fo:margin-bottom="0in"/>
    </style:style>
    <style:style style:name="T352" style:parent-style-name="DefaultParagraphFont" style:family="text">
      <style:text-properties fo:language="pl" fo:country="PL"/>
    </style:style>
    <style:style style:name="P353" style:parent-style-name="Normal" style:family="paragraph">
      <style:paragraph-properties fo:margin-bottom="0in"/>
    </style:style>
    <style:style style:name="P354" style:parent-style-name="Normal" style:family="paragraph">
      <style:paragraph-properties fo:margin-bottom="0in"/>
    </style:style>
    <style:style style:name="P355" style:parent-style-name="Normal" style:family="paragraph">
      <style:paragraph-properties fo:margin-bottom="0in"/>
    </style:style>
    <style:style style:name="P356" style:parent-style-name="Normal" style:family="paragraph">
      <style:paragraph-properties fo:margin-bottom="0in"/>
    </style:style>
    <style:style style:name="P357" style:parent-style-name="Normal" style:family="paragraph">
      <style:paragraph-properties fo:margin-bottom="0in"/>
    </style:style>
    <style:style style:name="P358" style:parent-style-name="Normal" style:family="paragraph">
      <style:paragraph-properties fo:margin-bottom="0in"/>
    </style:style>
    <style:style style:name="P359" style:parent-style-name="Normal" style:family="paragraph">
      <style:paragraph-properties fo:margin-bottom="0in"/>
    </style:style>
    <style:style style:name="P360" style:parent-style-name="Normal" style:family="paragraph">
      <style:paragraph-properties fo:margin-bottom="0in"/>
    </style:style>
    <style:style style:name="P361" style:parent-style-name="Normal" style:family="paragraph">
      <style:paragraph-properties fo:margin-bottom="0in"/>
    </style:style>
    <style:style style:name="P362" style:parent-style-name="Normal" style:family="paragraph">
      <style:paragraph-properties fo:margin-bottom="0in"/>
    </style:style>
    <style:style style:name="P363" style:parent-style-name="Normal" style:family="paragraph">
      <style:paragraph-properties fo:margin-bottom="0in"/>
    </style:style>
    <style:style style:name="P364" style:parent-style-name="Normal" style:family="paragraph">
      <style:paragraph-properties fo:margin-bottom="0in"/>
    </style:style>
    <style:style style:name="P365" style:parent-style-name="Normal" style:family="paragraph">
      <style:paragraph-properties fo:margin-bottom="0in"/>
    </style:style>
    <style:style style:name="P366" style:parent-style-name="Normal" style:family="paragraph">
      <style:paragraph-properties fo:margin-bottom="0in"/>
    </style:style>
    <style:style style:name="P367" style:parent-style-name="Normal" style:family="paragraph">
      <style:paragraph-properties fo:margin-bottom="0in"/>
    </style:style>
    <style:style style:name="T368" style:parent-style-name="DefaultParagraphFont" style:family="text">
      <style:text-properties fo:language="pl" fo:country="PL"/>
    </style:style>
    <style:style style:name="P369" style:parent-style-name="Normal" style:family="paragraph">
      <style:paragraph-properties fo:margin-bottom="0in"/>
      <style:text-properties fo:language="pl" fo:country="PL"/>
    </style:style>
    <style:style style:name="P370" style:parent-style-name="Normal" style:family="paragraph">
      <style:paragraph-properties fo:margin-bottom="0in"/>
    </style:style>
    <style:style style:name="T371" style:parent-style-name="DefaultParagraphFont" style:family="text">
      <style:text-properties fo:language="pl" fo:country="PL"/>
    </style:style>
    <style:style style:name="P372" style:parent-style-name="Normal" style:family="paragraph">
      <style:paragraph-properties fo:margin-bottom="0in"/>
    </style:style>
    <style:style style:name="P373" style:parent-style-name="Normal" style:family="paragraph">
      <style:paragraph-properties fo:margin-bottom="0in"/>
    </style:style>
    <style:style style:name="P374" style:parent-style-name="Normal" style:family="paragraph">
      <style:paragraph-properties fo:margin-bottom="0in"/>
    </style:style>
    <style:style style:name="P375" style:parent-style-name="Normal" style:family="paragraph">
      <style:paragraph-properties fo:margin-bottom="0in"/>
    </style:style>
    <style:style style:name="P376" style:parent-style-name="Normal" style:family="paragraph">
      <style:paragraph-properties fo:margin-bottom="0in"/>
    </style:style>
    <style:style style:name="P377" style:parent-style-name="Normal" style:family="paragraph">
      <style:paragraph-properties fo:margin-bottom="0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paragraph-properties fo:margin-bottom="0in"/>
    </style:style>
    <style:style style:name="P380" style:parent-style-name="Normal" style:family="paragraph">
      <style:paragraph-properties fo:margin-bottom="0in"/>
    </style:style>
    <style:style style:name="P381" style:parent-style-name="Normal" style:family="paragraph">
      <style:paragraph-properties fo:margin-bottom="0in"/>
    </style:style>
    <style:style style:name="P382" style:parent-style-name="Normal" style:family="paragraph">
      <style:paragraph-properties fo:margin-bottom="0in"/>
    </style:style>
    <style:style style:name="P383" style:parent-style-name="Normal" style:family="paragraph">
      <style:paragraph-properties fo:margin-bottom="0in"/>
    </style:style>
    <style:style style:name="P384" style:parent-style-name="Normal" style:family="paragraph">
      <style:paragraph-properties fo:margin-bottom="0in"/>
    </style:style>
  </office:automatic-styles>
  <office:body>
    <office:text text:use-soft-page-breaks="true">
      <text:p text:style-name="P1">&lt;template&gt;</text:p>
      <text:p text:style-name="P2">    &lt;div class="container"&gt;</text:p>
      <text:p text:style-name="P3">        &lt;div&gt;</text:p>
      <text:p text:style-name="P4">            <text:span text:style-name="T5">&lt;!-- &lt;h3&gt;Słów do nauki dzisiaj: {{ listLength }}&lt;/h3&gt; --&gt;</text:span></text:p>
      <text:p text:style-name="P6">            &lt;!-- &lt;h3 class="title"&gt;Słów do nauki dzisiaj: {{ listLength }}&lt;/h3&gt; --&gt;</text:p>
      <text:p text:style-name="P7">        &lt;/div&gt;</text:p>
      <text:p text:style-name="P8"/>
      <text:p text:style-name="P9">        &lt;div class="btn"&gt;</text:p>
      <text:p text:style-name="P10">                &lt;button @click="deleteCard(card.card_id)" class="button" id="btn-del"&gt;Usuń&lt;/button&gt;</text:p>
      <text:p text:style-name="P11"><text:span text:style-name="T12">        </text:span>&lt;/div&gt;</text:p>
      <text:p text:style-name="P13"/>
      <text:p text:style-name="P14">        &lt;div class="test"&gt;</text:p>
      <text:p text:style-name="P15">            &lt;div class="question"&gt;</text:p>
      <text:p text:style-name="P16">                &lt;!-- &lt;h2&gt;{{index}}&lt;/h2&gt; --&gt;</text:p>
      <text:p text:style-name="P17">                &lt;h1&gt;{{ question }}&lt;/h1&gt;</text:p>
      <text:p text:style-name="P18">            &lt;/div&gt;</text:p>
      <text:p text:style-name="P19"/>
      <text:p text:style-name="P20">            &lt;div v-show="confirmation" class="answer"&gt;</text:p>
      <text:p text:style-name="P21">                &lt;h1&gt;{{ answer }}&lt;/h1&gt;</text:p>
      <text:p text:style-name="P22">                &lt;div class="wymowa"&gt;&lt;/div&gt;</text:p>
      <text:p text:style-name="P23">                <text:span text:style-name="T24">&lt;div class="zdanie"&gt;</text:span></text:p>
      <text:p text:style-name="P25">                    &lt;p&gt;&lt;/p&gt;</text:p>
      <text:p text:style-name="P26"><text:span text:style-name="T27">                </text:span>&lt;/div&gt;</text:p>
      <text:p text:style-name="P28">            &lt;/div&gt;</text:p>
      <text:p text:style-name="P29"/>
      <text:p text:style-name="P30">            &lt;div v-if="!confirmation" class="btn-show"&gt;</text:p>
      <text:p text:style-name="P31">                &lt;button @click.prevent="confirm" class="button-1"&gt;Pokaż&lt;/button&gt;</text:p>
      <text:p text:style-name="P32">            &lt;/div&gt;</text:p>
      <text:p text:style-name="P33">            </text:p>
      <text:p text:style-name="P34">            &lt;div class="scale"&gt;</text:p>
      <text:p text:style-name="P35">                &lt;normal-scale v-if="confirmation" @note-level="whatNote"&gt;&lt;/normal-scale&gt;</text:p>
      <text:p text:style-name="P36">            &lt;/div&gt;</text:p>
      <text:p text:style-name="P37">        &lt;/div&gt;</text:p>
      <text:p text:style-name="P38">        </text:p>
      <text:p text:style-name="P39"/>
      <text:p text:style-name="P40">        &lt;div&gt; </text:p>
      <text:p text:style-name="P41">            &lt;div class="btn"&gt;</text:p>
      <text:p text:style-name="P42">                &lt;button @click="editCard(card.card_id)" class="button-1" id="btn-edit"&gt;Edytuj&lt;/button&gt;</text:p>
      <text:p text:style-name="P43">            &lt;/div&gt;</text:p>
      <text:p text:style-name="P44">        &lt;/div&gt;</text:p>
      <text:p text:style-name="P45">    &lt;/div&gt;</text:p>
      <text:p text:style-name="P46">&lt;/template&gt;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&lt;script&gt;</text:p>
      <text:p text:style-name="P59">import NormalScale from './NormalScale';</text:p>
      <text:p text:style-name="P60">import date from '../../functions/time/dates.js'</text:p>
      <text:p text:style-name="P61">import http from '../../plugins/axios.js';</text:p>
      <text:p text:style-name="P62"/>
      <text:p text:style-name="P63">export default {</text:p>
      <text:p text:style-name="P64">    name: 'learn-present',</text:p>
      <text:p text:style-name="P65">    components: {</text:p>
      <text:p text:style-name="P66">        'normal-scale'  :   NormalScale</text:p>
      <text:p text:style-name="P67">    },</text:p>
      <text:p text:style-name="P68">    data() {</text:p>
      <text:p text:style-name="P69">        return {</text:p>
      <text:p text:style-name="P70">            ocena               :   null,</text:p>
      <text:p text:style-name="P71">            wordsList           :   '',</text:p>
      <text:p text:style-name="P72">            index               :   0,</text:p>
      <text:p text:style-name="P73">            wordIdInDataBase    :   '', //this.$store.getters['learning/getBatchForLearning'][0]['card_id'],</text:p>
      <text:p text:style-name="P74">            question            :   '',</text:p>
      <text:p text:style-name="P75">            answer              :   '',</text:p>
      <text:p text:style-name="P76">            listLength          :   this.$store.getters['learning/getBatchForLearning'].length,</text:p>
      <text:p text:style-name="P77">            overlearningAmount  :   0,</text:p>
      <text:p text:style-name="P78">            successes           :   0,</text:p>
      <text:p text:style-name="P79">            awkwards            :   0,</text:p>
      <text:p text:style-name="P80">            easyWords           :   0,</text:p>
      <text:p text:style-name="P81">            loopIterator        :   1,</text:p>
      <text:p text:style-name="P82">            endLearning         :   false,</text:p>
      <text:p text:style-name="P83">            confirmation        :   false,</text:p>
      <text:p text:style-name="P84">            summaryPhaseReadiness    :   false,</text:p>
      <text:p text:style-name="P85">            bottomLine          :   false  // gives info about entirety of recent learning phase</text:p>
      <text:p text:style-name="P86">        };</text:p>
      <text:p text:style-name="P87">    },</text:p>
      <text:p text:style-name="P88">    watch: {</text:p>
      <text:p text:style-name="P89">        index(){</text:p>
      <text:p text:style-name="P90">            if(this.index &lt; this.listLength)</text:p>
      <text:p text:style-name="P91">            {</text:p>
      <text:p text:style-name="P92">                this.newWordPresentation();</text:p>
      <text:p text:style-name="P93">                this.confirmation = false;</text:p>
      <text:p text:style-name="P94">            }</text:p>
      <text:p text:style-name="P95">            else</text:p>
      <text:p text:style-name="P96">            {</text:p>
      <text:p text:style-name="P97">                console.log('przekroczenie indeksu!!!', this.index, this.listLength)</text:p>
      <text:p text:style-name="P98">                this.$store.dispatch('learning/increaseLoopNumber');</text:p>
      <text:p text:style-name="P99">                console.log('loop number: ', this.$store.getters['learning/getLoopNumber'])</text:p>
      <text:p text:style-name="P100">                //this.index = 0;</text:p>
      <text:p text:style-name="P101">                this.newWordPresentation();</text:p>
      <text:p text:style-name="P102">            }</text:p>
      <text:p text:style-name="P103">        },</text:p>
      <text:p text:style-name="P104">        listLength(){</text:p>
      <text:p text:style-name="P105">            if(this.listLength == 0)</text:p>
      <text:p text:style-name="P106">            {</text:p>
      <text:p text:style-name="P107">                this.bottomLine = true;</text:p>
      <text:p text:style-name="P108">                <text:span text:style-name="T109">console.log('Nie ma nic do przeglądania już')</text:span></text:p>
      <text:p text:style-name="P110"><text:span text:style-name="T111">            </text:span>}</text:p>
      <text:p text:style-name="P112">        }</text:p>
      <text:soft-page-break/>
      <text:p text:style-name="P113">    },</text:p>
      <text:p text:style-name="P114">    created(){</text:p>
      <text:p text:style-name="P115">        console.log('kreowanie....');</text:p>
      <text:p text:style-name="P116">        <text:span text:style-name="T117">//todo przemieszać listę do nauki:</text:span></text:p>
      <text:p text:style-name="P118"><text:span text:style-name="T119">        </text:span>this.wordsList = this.$store.getters['learning/getBatchForLearning'];</text:p>
      <text:p text:style-name="P120">        this.listLength = this.$store.getters['learning/getBatchForLearning'].length;</text:p>
      <text:p text:style-name="P121"/>
      <text:p text:style-name="P122">        this.index = this.$store.getters['learning/getIndex'];</text:p>
      <text:p text:style-name="P123">        //this.endLearning = this.$store.getters['learning/getEndLearning'];</text:p>
      <text:p text:style-name="P124"/>
      <text:p text:style-name="P125">        <text:span text:style-name="T126">this.newWordPresentation(); // ta funkcja, albo to poniżej:</text:span></text:p>
      <text:p text:style-name="P127"><text:span text:style-name="T128">        </text:span>// this.question = this.$store.getters['learning/getBatchForLearning'][this.index]['question']</text:p>
      <text:p text:style-name="P129">        // this.answer = this.$store.getters['learning/getBatchForLearning'][this.index]['answer']</text:p>
      <text:p text:style-name="P130">    },</text:p>
      <text:p text:style-name="P131">    methods: {</text:p>
      <text:p text:style-name="P132">        deleteCard(){</text:p>
      <text:p text:style-name="P133">            console.log('usuń kartę', this.wordIdInDataBase)</text:p>
      <text:p text:style-name="P134">           this.eraseCardFromDatabase(this.wordIdInDataBase)</text:p>
      <text:p text:style-name="P135">        },</text:p>
      <text:p text:style-name="P136">        editCard(){</text:p>
      <text:p text:style-name="P137">            // let currCard = this.cards.find(card=&gt;card.card_id==cardId)</text:p>
      <text:p text:style-name="P138">            // //console.log('bieżąca karta', currCard)</text:p>
      <text:p text:style-name="P139">            // this.$store.dispatch('card/setCurrCard', currCard)</text:p>
      <text:p text:style-name="P140">            // console.log('bież karta  ze stora: ', this.$store.getters['card/getCurrCard'])</text:p>
      <text:p text:style-name="P141">            // this.$router.push('/editcard/' + cardId)</text:p>
      <text:p text:style-name="P142">        },</text:p>
      <text:p text:style-name="P143">        eraseCardFromDatabase(cardId){</text:p>
      <text:p text:style-name="P144">            http.get('cards/deleteCard/' + cardId)</text:p>
      <text:p text:style-name="P145">            .then((result) =&gt; {</text:p>
      <text:p text:style-name="P146">                console.log('widok słów do lekcji z http: ', result.data);</text:p>
      <text:p text:style-name="P147">            })</text:p>
      <text:p text:style-name="P148">            .then(()=&gt;{</text:p>
      <text:p text:style-name="P149">                this.getCardsForLesson()</text:p>
      <text:p text:style-name="P150">            })</text:p>
      <text:p text:style-name="P151">            .catch((error) =&gt; {</text:p>
      <text:p text:style-name="P152">                this.errorMessage = error.message;</text:p>
      <text:p text:style-name="P153">                    console.error("coś poszło nie tak...", error);</text:p>
      <text:p text:style-name="P154">            });</text:p>
      <text:p text:style-name="P155">        },</text:p>
      <text:p text:style-name="P156">        whatNote(nota){</text:p>
      <text:p text:style-name="P157">            switch(nota)</text:p>
      <text:p text:style-name="P158">            {</text:p>
      <text:p text:style-name="P159">                case 1: // Easy card</text:p>
      <text:p text:style-name="P160">                    this.ocena = 1;</text:p>
      <text:p text:style-name="P161">                    this.easyNoting();</text:p>
      <text:p text:style-name="P162">                    this.updateDataCardInDb(this.wordsList[this.index]);</text:p>
      <text:p text:style-name="P163">                    this.afterEndCard();</text:p>
      <text:p text:style-name="P164">                    break;</text:p>
      <text:p text:style-name="P165">                case 2: // Unknown card</text:p>
      <text:p text:style-name="P166">                    this.ocena = 2</text:p>
      <text:p text:style-name="P167">                    this.unknownNoting();</text:p>
      <text:p text:style-name="P168">                    break;</text:p>
      <text:p text:style-name="P169">                case 3: // Well known card</text:p>
      <text:soft-page-break/>
      <text:p text:style-name="P170">                    this.ocena = 3;</text:p>
      <text:p text:style-name="P171">                    console.log('czy jest overlearning? ', this.$store.getters['option/getLearningDayLimit'])</text:p>
      <text:p text:style-name="P172">                    this.knownNoting();</text:p>
      <text:p text:style-name="P173">                    break;</text:p>
      <text:p text:style-name="P174">            }</text:p>
      <text:p text:style-name="P175">        },</text:p>
      <text:p text:style-name="P176">        knownNoting(){</text:p>
      <text:p text:style-name="P177">            console.log('w funkcji : knownNoting')</text:p>
      <text:p text:style-name="P178">            if(this.wordsList[this.index]['learned_at'])</text:p>
      <text:p text:style-name="P179">            <text:span text:style-name="T180">{</text:span></text:p>
      <text:p text:style-name="P181">                // już nauczone słowo, ale chyba podsumowanie lub overlearning</text:p>
      <text:p text:style-name="P182"><text:span text:style-name="T183">                </text:span>if(this.wordsList[this.index]['overlearningAmount'])</text:p>
      <text:p text:style-name="P184">                {</text:p>
      <text:p text:style-name="P185">                    if(!this.wordsList[this.index]['overlearning'])</text:p>
      <text:p text:style-name="P186">                    {</text:p>
      <text:p text:style-name="P187">                        this.wordsList[this.index]['overlearning'] == true;</text:p>
      <text:p text:style-name="P188">                    }</text:p>
      <text:p text:style-name="P189">                    this.wordsList[this.index]['overlearningAmount'] -= 1;</text:p>
      <text:p text:style-name="P190">                    if(this.wordsList[this.index]['overlearningAmount'] == 0)</text:p>
      <text:p text:style-name="P191">                    {</text:p>
      <text:p text:style-name="P192">                        if(this.overlearningAmount)</text:p>
      <text:p text:style-name="P193">                        {</text:p>
      <text:p text:style-name="P194">                            this.overlearningAmount -= 1;</text:p>
      <text:p text:style-name="P195">                        <text:span text:style-name="T196">}</text:span></text:p>
      <text:p text:style-name="P197">                    }</text:p>
      <text:p text:style-name="P198">                }</text:p>
      <text:p text:style-name="P199">            }</text:p>
      <text:p text:style-name="P200">            else</text:p>
      <text:p text:style-name="P201">            {</text:p>
      <text:p text:style-name="P202">                console.log('umiem nieznane słowo!!!')</text:p>
      <text:p text:style-name="P203"><text:span text:style-name="T204">                </text:span>this.wordsList[this.index]['learned_at'] = date.getToday();</text:p>
      <text:p text:style-name="P205">                this.wordsList[this.index]['summary'] = false;</text:p>
      <text:p text:style-name="P206">                this.successes += 1;</text:p>
      <text:p text:style-name="P207">                console.log('czy jest overlearning? ', this.$store.getters['option/getOverlearning'])</text:p>
      <text:p text:style-name="P208"/>
      <text:p text:style-name="P209">                if(this.$store.getters['option/getOverlearning'])</text:p>
      <text:p text:style-name="P210">                {</text:p>
      <text:p text:style-name="P211">                        // Overlearning is On...</text:p>
      <text:p text:style-name="P212">                        // computing amount of demanded overlearning:</text:p>
      <text:p text:style-name="P213">                    console.log('Obliczanie ocerlearningu wszystkie próby:', this.wordsList[this.index]['tries'])</text:p>
      <text:p text:style-name="P214"/>
      <text:p text:style-name="P215">                    console.log('Obliczanie ocerlearningu', Math.floor(this.wordsList[this.index]['tries']/2))</text:p>
      <text:p text:style-name="P216">                    let amount = Math.floor(this.wordsList[this.index]['tries']/2);</text:p>
      <text:p text:style-name="P217"/>
      <text:p text:style-name="P218">                    this.wordsList[this.index].overlearningAmount = amount;</text:p>
      <text:p text:style-name="P219"/>
      <text:p text:style-name="P220">                    if(this.wordsList[this.index]['overlearningAmount'] != 0)</text:p>
      <text:p text:style-name="P221">                    {</text:p>
      <text:p text:style-name="P222">                        this.overlearningAmount += 1;</text:p>
      <text:p text:style-name="P223">                    }</text:p>
      <text:p text:style-name="P224">                } </text:p>
      <text:p text:style-name="P225">            }</text:p>
      <text:p text:style-name="P226">            this.setTenMinsRepetition();</text:p>
      <text:soft-page-break/>
      <text:p text:style-name="P227">            this.updateDataCardInDb(this.wordsList[this.index]);</text:p>
      <text:p text:style-name="P228">            this.index += 1;</text:p>
      <text:p text:style-name="P229">        },</text:p>
      <text:p text:style-name="P230">        setTenMinsRepetition(){</text:p>
      <text:p text:style-name="P231">                // set repetition in 10 minutes</text:p>
      <text:p text:style-name="P232">            this.wordsList[this.index]['next_repeat'] = </text:p>
      <text:p text:style-name="P233">                                date.getDatePlusMinutes(10);   </text:p>
      <text:p text:style-name="P234"/>
      <text:p text:style-name="P235">            console.log('this.wordsList[this.index][next_repeat]', this.wordsList[this.index]['next_repeat'])</text:p>
      <text:p text:style-name="P236">        <text:span text:style-name="T237">},</text:span></text:p>
      <text:p text:style-name="P238">        unknownNoting(){</text:p>
      <text:p text:style-name="P239">            console.log('Czy jestem w nieznanym słowie ?')</text:p>
      <text:p text:style-name="P240"/>
      <text:p text:style-name="P241"><text:span text:style-name="T242">            </text:span>if(this.wordsList[this.index]['tries'] &gt;= this.$store.getters['getMaxNumTries'])</text:p>
      <text:p text:style-name="P243">            {</text:p>
      <text:p text:style-name="P244">                    // we have difficult card!!!</text:p>
      <text:p text:style-name="P245">                this.wordsList[this.index]['tries'] = 0;</text:p>
      <text:p text:style-name="P246">                    // set difficulty flag:</text:p>
      <text:p text:style-name="P247">                this.wordsList[this.index]['awkward'] = 1;</text:p>
      <text:p text:style-name="P248">                this.awkwards += 1;</text:p>
      <text:p text:style-name="P249">                console.log('awkward: ', this.wordsList[this.index]['awkward'])</text:p>
      <text:p text:style-name="P250">                    //save card in db:</text:p>
      <text:p text:style-name="P251">                this.updateDataCardInDb(this.wordsList[this.index]);</text:p>
      <text:p text:style-name="P252">                <text:span text:style-name="T253">this.afterEndCard();</text:span></text:p>
      <text:p text:style-name="P254">            }</text:p>
      <text:p text:style-name="P255">            else</text:p>
      <text:p text:style-name="P256">            {</text:p>
      <text:p text:style-name="P257">                console.log('jestem w nieznanym słowie')</text:p>
      <text:p text:style-name="P258"/>
      <text:p text:style-name="P259"><text:span text:style-name="T260">                </text:span>this.index += 1; // todo czy watcher tego pilnuje?</text:p>
      <text:p text:style-name="P261">            }</text:p>
      <text:p text:style-name="P262">        },</text:p>
      <text:p text:style-name="P263">        afterEndCard(){</text:p>
      <text:p text:style-name="P264">            <text:span text:style-name="T265">if(this.index &lt; this.listLength)// todo czy ten warunek jest potrzebny???</text:span></text:p>
      <text:p text:style-name="P266"><text:span text:style-name="T267">            </text:span>{</text:p>
      <text:p text:style-name="P268">                    // card is awkward or easy, so should be removed from the list:</text:p>
      <text:p text:style-name="P269">                this.wordsList.splice(this.index,1);</text:p>
      <text:p text:style-name="P270">                this.listLength -= 1;</text:p>
      <text:p text:style-name="P271">                // remains to update source table in store, </text:p>
      <text:p text:style-name="P272">                // to avoid reseting table after accidentally back&amp;forwading page:</text:p>
      <text:p text:style-name="P273">                this.$store.dispatch('learning/setBatchForLearning', this.wordsList);</text:p>
      <text:p text:style-name="P274"/>
      <text:p text:style-name="P275">                <text:span text:style-name="T276">// console.log('widok sklepu z prezentacji: ', this.$store);</text:span></text:p>
      <text:p text:style-name="P277"><text:span text:style-name="T278">            </text:span>}</text:p>
      <text:p text:style-name="P279">            this.newWordPresentation();</text:p>
      <text:p text:style-name="P280">            this.confirmation = false;</text:p>
      <text:p text:style-name="P281">        },</text:p>
      <text:p text:style-name="P282">        easyNoting(){</text:p>
      <text:p text:style-name="P283">                // When is learned:</text:p>
      <text:p text:style-name="P284">            this.wordsList[this.index]['learned_at'] = date.getToday();</text:p>
      <text:p text:style-name="P285">                console.log('this.wordsList[this.index][learned_at]', this.wordsList[this.index]['learned_at'])</text:p>
      <text:p text:style-name="P286">                //setting today's date as last repeat date:</text:p>
      <text:p text:style-name="P287">            this.wordsList[this.index]['last_repeat'] = date.getToday();</text:p>
      <text:soft-page-break/>
      <text:p text:style-name="P288">                console.log('this.wordsList[this.index][last_repeat]', this.wordsList[this.index]['last_repeat'])</text:p>
      <text:p text:style-name="P289">                <text:span text:style-name="T290">// ustawienie powtórki za 5 dni</text:span></text:p>
      <text:p text:style-name="P291">            this.wordsList[this.index]['next_repeat'] = </text:p>
      <text:p text:style-name="P292"><text:span text:style-name="T293">                                </text:span>date.getDatePlusDays(this.$store.getters['getPeriodForEasyWord']);                </text:p>
      <text:p text:style-name="P294">                console.log('this.wordsList[this.index][next_repeat]', this.wordsList[this.index]['next_repeat'])</text:p>
      <text:p text:style-name="P295">            this.easyWords += 1;</text:p>
      <text:p text:style-name="P296">        },</text:p>
      <text:p text:style-name="P297">        confirm(){</text:p>
      <text:p text:style-name="P298">            this.confirmation = true;</text:p>
      <text:p text:style-name="P299">            // increase number of tries of card:</text:p>
      <text:p text:style-name="P300">            <text:span text:style-name="T301">// todo do sprawdzenia:  bo to unika wzrostu tries dla overlearningu i podsumowania</text:span></text:p>
      <text:p text:style-name="P302"><text:span text:style-name="T303">            </text:span>if(this.wordsList[this.index]['learned_at'] == null)</text:p>
      <text:p text:style-name="P304">            {</text:p>
      <text:p text:style-name="P305">                // Increasing number of tries:</text:p>
      <text:p text:style-name="P306">                this.wordsList[this.index]['tries'] += 1;</text:p>
      <text:p text:style-name="P307">                this.$store.dispatch('learning/setIndex', this.index);</text:p>
      <text:p text:style-name="P308">                console.log('nowy index w storze: ', this.$store.getters['learning/getIndex']);</text:p>
      <text:p text:style-name="P309">            <text:span text:style-name="T310">}</text:span></text:p>
      <text:p text:style-name="P311">            // todo czy coś robimy gdy w overlearningu?</text:p>
      <text:p text:style-name="P312"><text:span text:style-name="T313">        </text:span>},</text:p>
      <text:p text:style-name="P314">        newWordPresentation(){</text:p>
      <text:p text:style-name="P315">            if(this.index == this.listLength)</text:p>
      <text:p text:style-name="P316">            {</text:p>
      <text:p text:style-name="P317">                if((this.successes == this.listLength)&amp;&amp;(this.overlearningAmount == 0))</text:p>
      <text:p text:style-name="P318">                <text:span text:style-name="T319">{</text:span></text:p>
      <text:p text:style-name="P320">                    //todo przejście do fazy podsumowania</text:p>
      <text:p text:style-name="P321">                    console.log('wygląd stora po nauce: ', this.$store)</text:p>
      <text:p text:style-name="P322"><text:span text:style-name="T323">                    </text:span>this.endLearning = true;</text:p>
      <text:p text:style-name="P324">                    this.$store.dispatch('learning/setEndLearning', true);</text:p>
      <text:p text:style-name="P325">                    this.$store.dispatch('learning/setIndex', 0);</text:p>
      <text:p text:style-name="P326"/>
      <text:p text:style-name="P327">                    <text:span text:style-name="T328">alert('przechodź do podsumowania');</text:span></text:p>
      <text:p text:style-name="P329">                    //this.$router.push('')</text:p>
      <text:p text:style-name="P330"><text:span text:style-name="T331">                    </text:span>// todo mixowanie tablicy</text:p>
      <text:p text:style-name="P332">                    </text:p>
      <text:p text:style-name="P333">                    return true;</text:p>
      <text:p text:style-name="P334">                <text:span text:style-name="T335">}</text:span></text:p>
      <text:p text:style-name="P336">                else</text:p>
      <text:p text:style-name="P337">                {</text:p>
      <text:p text:style-name="P338">                    //todo mieszanie pozostałej listy - ale jakiej pozostałej?</text:p>
      <text:p text:style-name="P339">                    alert('mixowanie tablicy i od nowa')</text:p>
      <text:p text:style-name="P340">                    this.index = 0;</text:p>
      <text:p text:style-name="P341">                    // todo czy na storze też się uaktualnia?</text:p>
      <text:p text:style-name="P342"><text:span text:style-name="T343">                </text:span>}</text:p>
      <text:p text:style-name="P344">            }</text:p>
      <text:p text:style-name="P345">            else</text:p>
      <text:p text:style-name="P346">            {</text:p>
      <text:p text:style-name="P347">                if((this.wordsList[this.index]['learned_at'])&amp;&amp;(!this.wordsList[this.index]['overlearningAmount']))</text:p>
      <text:p text:style-name="P348">                <text:span text:style-name="T349">{</text:span></text:p>
      <text:p text:style-name="P350">                    //todo zaczynamy całą funkcję od początku....</text:p>
      <text:p text:style-name="P351"><text:span text:style-name="T352">                    </text:span>this.index += 1;</text:p>
      <text:p text:style-name="P353">                }</text:p>
      <text:p text:style-name="P354">                else</text:p>
      <text:soft-page-break/>
      <text:p text:style-name="P355">                {</text:p>
      <text:p text:style-name="P356">                    this.synchronization();</text:p>
      <text:p text:style-name="P357">                } </text:p>
      <text:p text:style-name="P358">            }</text:p>
      <text:p text:style-name="P359">        },</text:p>
      <text:p text:style-name="P360">        synchronization(){</text:p>
      <text:p text:style-name="P361">            this.question = this.wordsList[this.index]['question'];</text:p>
      <text:p text:style-name="P362">            this.answer = this.wordsList[this.index]['answer'];</text:p>
      <text:p text:style-name="P363">            this.wordIdInDataBase = this.wordsList[this.index]['card_id'];</text:p>
      <text:p text:style-name="P364">        },</text:p>
      <text:p text:style-name="P365">        updateDataCardInDb(row){</text:p>
      <text:p text:style-name="P366">        http.post('learning/updateCard/' + this.wordIdInDataBase, row)</text:p>
      <text:p text:style-name="P367">            <text:span text:style-name="T368">.then((result) =&gt; {</text:span></text:p>
      <text:p text:style-name="P369">                console.log('odpowiedź po próbie update karty', result.data);</text:p>
      <text:p text:style-name="P370"><text:span text:style-name="T371">            </text:span>})</text:p>
      <text:p text:style-name="P372">            .then(()=&gt;{</text:p>
      <text:p text:style-name="P373">                console.log('Update karty udany!!!!');</text:p>
      <text:p text:style-name="P374">            })</text:p>
      <text:p text:style-name="P375">            .catch((error) =&gt; {</text:p>
      <text:p text:style-name="P376">                this.errorMessage = error.message;</text:p>
      <text:p text:style-name="P377">                    console.error("coś poszło nie tak...", error);</text:p>
      <text:p text:style-name="P378">            });</text:p>
      <text:p text:style-name="P379">        }</text:p>
      <text:p text:style-name="P380">    }</text:p>
      <text:p text:style-name="P381">}</text:p>
      <text:p text:style-name="P382">&lt;/script&gt;</text:p>
      <text:p text:style-name="P383"/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6-29T18:58:00Z</meta:creation-date>
    <dc:date>2021-06-29T19:03:00Z</dc:date>
    <meta:template xlink:href="Normal" xlink:type="simple"/>
    <meta:editing-cycles>4</meta:editing-cycles>
    <meta:editing-duration>PT300S</meta:editing-duration>
    <meta:document-statistic meta:page-count="7" meta:paragraph-count="26" meta:word-count="1925" meta:character-count="13450" meta:row-count="96" meta:non-whitespace-character-count="11551"/>
  </office:meta>
</office:document-meta>
</file>